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566b"/>
    </style:style>
    <style:style style:name="P2" style:family="paragraph" style:parent-style-name="Standard">
      <style:text-properties officeooo:paragraph-rsid="000c566b"/>
    </style:style>
    <style:style style:name="P3" style:family="paragraph" style:parent-style-name="Preformatted_20_Text">
      <style:text-properties officeooo:paragraph-rsid="0016b3d8"/>
    </style:style>
    <style:style style:name="T1" style:family="text">
      <style:text-properties officeooo:rsid="000c566b"/>
    </style:style>
    <style:style style:name="T2" style:family="text">
      <style:text-properties officeooo:rsid="000df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 using <text:span text:style-name="Source_20_Text">vue-cli</text:span>: upgrade to the latest <text:span text:style-name="Source_20_Text">@vue/cli-service</text:span> with <text:span text:style-name="Source_20_Text">vue upgrade</text:span></text:p>
      <text:p text:style-name="P2"><text:span text:style-name="Source_20_Text"><text:span text:style-name="T1">reemplaza </text:span></text:span><text:span text:style-name="Source_20_Text">"vue-template-compiler" </text:span><text:span text:style-name="Source_20_Text"><text:span text:style-name="T1">por </text:span></text:span><text:span text:style-name="Source_20_Text">"@vue/compiler-sfc"</text:span></text:p>
      <text:p text:style-name="P3"><text:span text:style-name="Source_20_Text">vue add vuetify</text:span></text:p>
      <text:p text:style-name="P1"><text:span text:style-name="Source_20_Text">vue ui</text:span></text:p>
      <text:p text:style-name="P2"><text:span text:style-name="Source_20_Text"/></text:p>
      <text:p text:style-name="P2">"@vue/runtime-dom" "3.0.11"</text:p>
      <text:p text:style-name="P2"><text:s text:c="4"/>"@vue/shared" "3.0.11"</text:p>
      <text:p text:style-name="P2"><text:span text:style-name="Source_20_Text"/></text:p>
      <text:p text:style-name="P2"><text:span text:style-name="T2">Opcional configurar en webpack para compatibilidad vue2 to vue 3</text:span>"@vue/compat": "^3.2.37"</text:p>
      <text:p text:style-name="P2"/>
      <text:p text:style-name="P2">The current version of Vuetify does not support Vue 3. Support for Vue 3 will come with the release of <text:a xlink:type="simple" xlink:href="https://vuetifyjs.com/en/introduction/roadmap/#v30-titan" text:style-name="Internet_20_link" text:visited-style-name="Visited_20_Internet_20_Link">Vuetify v3</text:a>. When creating a new project, please ensure you selected Vue 2 from the Vue CLI prompts, or that you are installing to an existing Vue 2 project.</text:p>
      <text:p text:style-name="Standard"><text:span text:style-name="Source_20_Text"/></text:p>
      <text:p text:style-name="Standard">eslint-loader@2.2.1: This loader has been deprecated. Please use eslint-webpack-plugin</text:p>
      <text:p text:style-name="Standard"><text:a xlink:type="simple" xlink:href="https://github.com/webpack-contrib/eslint-webpack-plugin" text:style-name="Internet_20_link" text:visited-style-name="Visited_20_Internet_20_Link">https://github.com/webpack-contrib/eslint-webpack-plugin</text:a> </text:p>
      <text:p text:style-name="Standard">babel-eslint@10.1.0: babel-eslint is now @babel/eslint-parser.</text:p>
      <text:p text:style-name="Standard">popper.js@1.16.1: You can find the new Popper v2 at @popperjs/core</text:p>
      <text:p text:style-name="Standard">vuetify-loader is only for use with vuetify 2, replace it with webpack-plugin-vuetify</text:p>
      <text:p text:style-name="Standard"/>
      <text:p text:style-name="Standard">BREAKING CHANGE: webpack &lt; 5 used to include polyfills for node.js core modules by default.</text:p>
      <text:p text:style-name="Standard">This is no longer the case. Verify if you need this module and configure a polyfill for it.</text:p>
      <text:p text:style-name="Standard"/>
      <text:p text:style-name="Standard">If you want to include a polyfill, you need to:</text:p>
      <text:p text:style-name="Standard"><text:s text:c="8"/>- add a fallback 'resolve.fallback: { "url": require.resolve("url/") }'</text:p>
      <text:p text:style-name="Standard"><text:s text:c="8"/>- install 'url'</text:p>
      <text:p text:style-name="Standard">If you don't want to include a polyfill, you can use an empty module like this:</text:p>
      <text:p text:style-name="Standard"><text:s text:c="8"/>resolve.fallback: { "url": false 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20:06:18.097826788</meta:creation-date>
    <dc:date>2022-06-24T15:40:22.233350089</dc:date>
    <meta:editing-duration>PT2H34M27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20" meta:word-count="197" meta:character-count="1359" meta:non-whitespace-character-count="1153"/>
  </office:meta>
</office:document-meta>
</file>